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3.66mm"/>
    </style:style>
    <style:style style:name="co3" style:family="table-column">
      <style:table-column-properties fo:break-before="auto" style:column-width="73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x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uH</text:p>
          </table:table-cell>
          <table:table-cell table:number-columns-repeated="2"/>
          <table:table-cell office:value-type="string" calcext:value-type="string">
            <text:p>RL622-150K-RC </text:p>
          </table:table-cell>
          <table:table-cell table:formula="of:=2*[.A8]"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LIDING SWITCH</text:p>
          </table:table-cell>
          <table:table-cell office:value-type="string" calcext:value-type="string">
            <text:p>S1501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DC POWER JACK</text:p>
          </table:table-cell>
          <table:table-cell office:value-type="string" calcext:value-type="string">
            <text:p>FC68148 </text:p>
          </table:table-cell>
          <table:table-cell table:formula="of:=2*[.A10]"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DC POWER JACK</text:p>
          </table:table-cell>
          <table:table-cell office:value-type="string" calcext:value-type="string">
            <text:p>FC68148 </text:p>
          </table:table-cell>
          <table:table-cell table:formula="of:=2*[.A11]"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1</text:p>
          </table:table-cell>
          <table:table-cell office:value-type="string" calcext:value-type="string">
            <text:p>800mA and 1A Low Dropout (LDO) Positive Regulator</text:p>
          </table:table-cell>
          <table:table-cell office:value-type="string" calcext:value-type="string">
            <text:p>NCP1117DT50G </text:p>
          </table:table-cell>
          <table:table-cell table:formula="of:=2*[.A12]"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lytka stykowa</text:p>
          </table:table-cell>
          <table:table-cell office:value-type="string" calcext:value-type="string">
            <text:p>PC-4</text:p>
          </table:table-cell>
          <table:table-cell table:formula="of:=2*[.A13]" office:value-type="float" office:value="4" calcext:value-type="float">
            <text:p>4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kohol izo do czyszczenia topnika</text:p>
          </table:table-cell>
          <table:table-cell office:value-type="string" calcext:value-type="string">
            <text:p>IPA-100ML </text:p>
          </table:table-cell>
          <table:table-cell table:formula="of:=[.A14]"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r4 1mm 75x100mm</text:p>
          </table:table-cell>
          <table:table-cell office:value-type="string" calcext:value-type="string">
            <text:p>LAM75X100E1</text:p>
          </table:table-cell>
          <table:table-cell table:formula="of:=[.A15]" office:value-type="float" office:value="3" calcext:value-type="float">
            <text:p>3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/>pasta lutownicza sn62pb36ag2</text:p>
          </table:table-cell>
          <table:table-cell office:value-type="string" calcext:value-type="string">
            <text:p>ESN62PB36AG/8</text:p>
          </table:table-cell>
          <table:table-cell table:formula="of:=[.A16]"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nc 1m</text:p>
          </table:table-cell>
          <table:table-cell office:value-type="string" calcext:value-type="string">
            <text:p>CABLE-505-50-1</text:p>
          </table:table-cell>
          <table:table-cell table:formula="of:=[.A17]"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nc 10m</text:p>
          </table:table-cell>
          <table:table-cell office:value-type="string" calcext:value-type="string">
            <text:p>CABLE-505-50-10</text:p>
          </table:table-cell>
          <table:table-cell table:formula="of:=[.A18]"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FC68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V1</text:p>
          </table:table-cell>
          <table:table-cell office:value-type="string" calcext:value-type="string">
            <text:p>Zlacze kolkowe 2x20 2,54 zenskie</text:p>
          </table:table-cell>
          <table:table-cell office:value-type="string" calcext:value-type="string">
            <text:p>ZL262-40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tyk</text:p>
          </table:table-cell>
          <table:table-cell office:value-type="string" calcext:value-type="string">
            <text:p>TE CONNECTIVITY 3-640442-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niazdo</text:p>
          </table:table-cell>
          <table:table-cell office:value-type="string" calcext:value-type="string">
            <text:p>TE CONNECTIVITY 640454-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/>
          <table:table-cell office:value-type="string" calcext:value-type="string">
            <text:p>S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.00.0000</text:date>, <text:time style:data-style-name="N2" text:time-value="12:32:41.53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21:20:49.841000000</meta:creation-date>
    <dc:date>2015-12-04T12:33:18.671000000</dc:date>
    <meta:editing-duration>PT2H4M57S</meta:editing-duration>
    <meta:editing-cycles>51</meta:editing-cycles>
    <meta:generator>LibreOffice/4.4.3.2$Windows_x86 LibreOffice_project/88805f81e9fe61362df02b9941de8e38a9b5fd16</meta:generator>
    <meta:document-statistic meta:table-count="1" meta:cell-count="87" meta:object-count="0"/>
  </office:meta>
</office:document-meta>
</file>